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3.5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73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ut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Heading</text:p>
          </table:table-cell>
          <table:table-cell table:style-name="ce2" office:value-type="string" calcext:value-type="string">
            <text:p>General</text:p>
          </table:table-cell>
          <table:table-cell table:style-name="ce3" office:value-type="string" calcext:value-type="string">
            <text:p>Abstra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q-001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DACH shall have an application for mobile device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02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DACH shall have a web interface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03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Backend</text:p>
          </table:table-cell>
          <table:table-cell table:style-name="ce2" office:value-type="string" calcext:value-type="string">
            <text:p>DACH shall have a database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04</text:p>
          </table:table-cell>
          <table:table-cell table:number-columns-repeated="3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05</text:p>
          </table:table-cell>
          <table:table-cell table:style-name="ce2" office:value-type="string" calcext:value-type="string">
            <text:p>Heading</text:p>
          </table:table-cell>
          <table:table-cell table:style-name="ce2" office:value-type="string" calcext:value-type="string">
            <text:p>Webinterface</text:p>
          </table:table-cell>
          <table:table-cell table:style-name="ce3" office:value-type="string" calcext:value-type="string">
            <text:p>Condition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06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have an option to flag users as potentially infected if they were in the same room as an infected person in the last 14 day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07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have an imprint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08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have a data protection policy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09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have a user login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0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have a register option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1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have different user roll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2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show the visited rooms of a user of the last 14 day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3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have a formular to report a COVID-19 positiviy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4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have a room list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5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lose data from deleted users after 14 day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6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Webinterface</text:p>
          </table:table-cell>
          <table:table-cell table:style-name="ce2" office:value-type="string" calcext:value-type="string">
            <text:p>DACH shall lose motion profile after 14 day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7</text:p>
          </table:table-cell>
          <table:table-cell table:number-columns-repeated="3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8</text:p>
          </table:table-cell>
          <table:table-cell table:style-name="ce2" office:value-type="string" calcext:value-type="string">
            <text:p>Heading</text:p>
          </table:table-cell>
          <table:table-cell table:style-name="ce2" office:value-type="string" calcext:value-type="string">
            <text:p>App</text:p>
          </table:table-cell>
          <table:table-cell table:style-name="ce3" office:value-type="string" calcext:value-type="string">
            <text:p>Condition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19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DACH App shall have a QR code scanner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0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DACH App shall a have a user login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1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DACH App should have an imprint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2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DACH App should have a data protection policy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3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DACH App should offer the possibility to report a corona infection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4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App</text:p>
          </table:table-cell>
          <table:table-cell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5</text:p>
          </table:table-cell>
          <table:table-cell table:number-columns-repeated="3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6</text:p>
          </table:table-cell>
          <table:table-cell table:style-name="ce2" office:value-type="string" calcext:value-type="string">
            <text:p>Heading</text:p>
          </table:table-cell>
          <table:table-cell table:style-name="ce2" office:value-type="string" calcext:value-type="string">
            <text:p>Database</text:p>
          </table:table-cell>
          <table:table-cell table:style-name="ce3" office:value-type="string" calcext:value-type="string">
            <text:p>Condition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7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ACH Database shall have a table user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8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ACH Database user table shall have the columns: uid, name, surname, email, matrikelnr, class, admin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29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Database</text:p>
          </table:table-cell>
          <table:table-cell table:style-name="ce4" office:value-type="string" calcext:value-type="string">
            <text:p>DACH Database shall have a table rooms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30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ACH Database table rooms shall have the columns: rid, name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31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ACH Database shall have a table secretariat 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32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ACH Database table secretariat shall habe the columns: sid, name, phonenr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-033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ACH Database shall have a table secretariat_class_relation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Alle</text:p>
          </table:table-cell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7" meta:object-count="0"/>
    <meta:generator>LibreOfficeDev/6.0.5.2$Linux_X86_64 LibreOffice_project/</meta:generator>
  </office:meta>
</office:document-meta>
</file>